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0f72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Ricerca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Personale asilo</text:text-input></text:p>
          </table:table-cell>
          <table:table-cell table:style-name="Tabella1.B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Personale asilo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RicercaIscrittiDaPersonaleAsiloForm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Il form compilato al personale asilo per effettuare una ricerca avanzata degli iscrit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Iscritto</text:text-input></text:p>
          </table:table-cell>
          <table:table-cell table:style-name="Tabella1.B4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4" office:value-type="string">
            <text:p text:style-name="Table_20_Contents"><text:text-input text:description="">Bambini iscritti all'asil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RicercaPersonaleDaPersonaleAsilo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contenente i dati visibili dal persona asilo per effettuare una ricerca sul personale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OrdinaCampoButton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Pulsante/campo sul quale è possibile cliccare per ordinare una ricerca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RicercaGeneralizzataForm</text:text-input></text:p>
          </table:table-cell>
          <table:table-cell table:style-name="Tabella1.B7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7" office:value-type="string">
            <text:p text:style-name="Table_20_Contents"><text:text-input text:description="">Form contenente i campi in comune di tutte le ricerche (nome, cognome.. )</text:text-input></text:p>
          </table:table-cell>
        </table:table-row>
        <table:table-row>
          <table:table-cell table:style-name="Tabella1.A8" office:value-type="string">
            <text:p text:style-name="Table_20_Contents"><text:text-input text:description="">PersonaleFormazione</text:text-input></text:p>
          </table:table-cell>
          <table:table-cell table:style-name="Tabella1.B8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8" office:value-type="string">
            <text:p text:style-name="Table_20_Contents"><text:text-input text:description="">Personale di formazione dell'asilo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Genitore</text:text-input></text:p>
          </table:table-cell>
          <table:table-cell table:style-name="Tabella1.B9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9" office:value-type="string">
            <text:p text:style-name="Table_20_Contents"><text:text-input text:description="">Genitore dei bambini iscritti all'asilo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RicercaPersonaleFormazioneDaGenitoreForm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Form contenente i campi per effettuare una ricerca sul personale da parte dei genitori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VisualizzaSchedaUtenteButton</text:text-input></text:p>
          </table:table-cell>
          <table:table-cell table:style-name="Tabella1.B11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1" office:value-type="string">
            <text:p text:style-name="Table_20_Contents"><text:text-input text:description="">Pulsante che permette di accedere alla scheda di un utente</text:text-input></text:p>
          </table:table-cell>
        </table:table-row>
        <table:table-row>
          <table:table-cell table:style-name="Tabella1.A12" office:value-type="string">
            <text:p text:style-name="Table_20_Contents"><text:text-input text:description="">RicercaDatiControl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12" office:value-type="string">
            <text:p text:style-name="Table_20_Contents"><text:text-input text:description="">Control relativo alla ricerca dati complessiva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Utente del sistema</text:text-input></text:p>
          </table:table-cell>
          <table:table-cell table:style-name="Tabella1.B13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3" office:value-type="string">
            <text:p text:style-name="Table_20_Contents"><text:text-input text:description="">Utente generico del sistema</text:text-input></text:p>
          </table:table-cell>
        </table:table-row>
        <table:table-row>
          <table:table-cell table:style-name="Tabella1.A14" office:value-type="string">
            <text:p text:style-name="Table_20_Contents"><text:text-input text:description="">RicercaIscrittoDaGenitoreForm</text:text-input></text:p>
          </table:table-cell>
          <table:table-cell table:style-name="Tabella1.B1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4" office:value-type="string">
            <text:p text:style-name="Table_20_Contents"><text:text-input text:description="">Form per la ricerca degli iscritti da parte dei genitori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19:43.14</meta:creation-date>
    <meta:editing-duration>PT10M35S</meta:editing-duration>
    <meta:editing-cycles>8</meta:editing-cycles>
    <meta:generator>LibreOffice/3.6$Windows_x86 LibreOffice_project/da8c1e6-fd468f4-454e206-f42a4a9-143cfd</meta:generator>
    <dc:date>2012-10-30T17:02:19.19</dc:date>
    <meta:document-statistic meta:table-count="1" meta:image-count="0" meta:object-count="0" meta:page-count="1" meta:paragraph-count="43" meta:word-count="136" meta:character-count="1090" meta:non-whitespace-character-count="99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